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width="20.615cm" svg:height="16.8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ore </meta:initial-creator>
    <meta:creation-date>2011-03-08T17:31:30</meta:creation-date>
    <dc:date>2011-12-20T16:13:51</dc:date>
    <dc:creator>Capo-Chichi </dc:creator>
    <meta:editing-duration>PT00H46M18S</meta:editing-duration>
    <meta:editing-cycles>17</meta:editing-cycles>
    <meta:generator>OpenOffice.org/3.2$Linux OpenOffice.org_project/320m12$Build-9483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9.049cm"/>
    </style:style>
    <style:style style:name="co4" style:family="table-column">
      <style:table-column-properties fo:break-before="auto" style:column-width="5.63cm"/>
    </style:style>
    <style:style style:name="co5" style:family="table-column">
      <style:table-column-properties fo:break-before="auto" style:column-width="7.982cm"/>
    </style:style>
    <style:style style:name="co6" style:family="table-column">
      <style:table-column-properties fo:break-before="auto" style:column-width="8.06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Functionnal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9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2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2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2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3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gotten</text:p>
          </table:table-cell>
          <table:table-cell office:value-type="string">
            <text:p>Error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U1.1-B1</text:p>
          </table:table-cell>
          <table:table-cell office:value-type="date" office:date-value="2011-03-01">
            <text:p>01/03/11</text:p>
          </table:table-cell>
          <table:table-cell office:value-type="string">
            <text:p>Normal connection</text:p>
          </table:table-cell>
          <table:table-cell office:value-type="string">
            <text:p>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1.1-B1/B2</text:p>
          </table:table-cell>
          <table:table-cell office:value-type="date" office:date-value="2011-03-01">
            <text:p>01/03/11</text:p>
          </table:table-cell>
          <table:table-cell office:value-type="string">
            <text:p>Connect with a specific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Already tested in U1.1-B1</text:p>
          </table:table-cell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 close timeout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 close timeout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3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close policy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4</text:p>
          </table:table-cell>
          <table:table-cell office:value-type="date" office:date-value="2011-03-01">
            <text:p>01/03/11</text:p>
          </table:table-cell>
          <table:table-cell office:value-type="string">
            <text:p>Connect password temporary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Connect as an other user</text:p>
          </table:table-cell>
          <table:table-cell office:value-type="string">
            <text:p>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B</text:p>
          </table:table-cell>
          <table:table-cell office:value-type="date" office:date-value="2011-03-01">
            <text:p>01/03/11</text:p>
          </table:table-cell>
          <table:table-cell office:value-type="string">
            <text:p>Reconnect normal</text:p>
          </table:table-cell>
          <table:table-cell office:value-type="string">
            <text:p>re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1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id</text:p>
          </table:table-cell>
          <table:table-cell office:value-type="string">
            <text:p>re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2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password</text:p>
          </table:table-cell>
          <table:table-cell office:value-type="string">
            <text:p>re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</text:p>
          </table:table-cell>
          <table:table-cell office:value-type="string">
            <text:p>listSessio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 for admin</text:p>
          </table:table-cell>
          <table:table-cell office:value-type="string">
            <text:p>listSessio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B</text:p>
          </table:table-cell>
          <table:table-cell office:value-type="date" office:date-value="2011-03-01">
            <text:p>01/03/11</text:p>
          </table:table-cell>
          <table:table-cell office:value-type="string">
            <text:p>Close normal</text:p>
          </table:table-cell>
          <table:table-cell office:value-type="string">
            <text:p>close</text:p>
          </table:table-cell>
          <table:table-cell office:value-type="string">
            <text:p>Closed session</text:p>
          </table:table-cell>
          <table:table-cell office:value-type="string">
            <text:p>Closed sess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1</text:p>
          </table:table-cell>
          <table:table-cell office:value-type="date" office:date-value="2011-03-01">
            <text:p>01/03/11</text:p>
          </table:table-cell>
          <table:table-cell office:value-type="string">
            <text:p>Close bad session id</text:p>
          </table:table-cell>
          <table:table-cell office:value-type="string">
            <text:p>clos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2</text:p>
          </table:table-cell>
          <table:table-cell office:value-type="date" office:date-value="2011-03-01">
            <text:p>01/03/11</text:p>
          </table:table-cell>
          <table:table-cell office:value-type="string">
            <text:p>Close already close</text:p>
          </table:table-cell>
          <table:table-cell office:value-type="string">
            <text:p>clos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U1.3.4-B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normal</text:p>
          </table:table-cell>
          <table:table-cell office:value-type="string">
            <text:p>listHistoryCommand</text:p>
          </table:table-cell>
          <table:table-cell office:value-type="string">
            <text:p>A list of each command</text:p>
          </table:table-cell>
          <table:table-cell office:value-type="string">
            <text:p>A list of each command</text:p>
          </table:table-cell>
          <table:table-cell office:value-type="float" office:value="0">
            <text:p>0</text:p>
          </table:table-cell>
          <table:table-cell table:style-name="ce5" office:value-type="string">
            <text:p>The verification the list contained all is not automatic, manually checked</text:p>
          </table:table-cell>
        </table:table-row>
        <table:table-row table:style-name="ro1">
          <table:table-cell office:value-type="string">
            <text:p>U1.3.4-E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bad session id</text:p>
          </table:table-cell>
          <table:table-cell office:value-type="string">
            <text:p>listHistoryComman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B</text:p>
          </table:table-cell>
          <table:table-cell office:value-type="date" office:date-value="2011-03-01">
            <text:p>01/03/11</text:p>
          </table:table-cell>
          <table:table-cell office:value-type="string">
            <text:p>Normal add user</text:p>
          </table:table-cell>
          <table:table-cell office:value-type="string">
            <text:p>addUser</text:p>
          </table:table-cell>
          <table:table-cell office:value-type="string">
            <text:p>A new user in the database</text:p>
          </table:table-cell>
          <table:table-cell office:value-type="string">
            <text:p>A new user in the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1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out admin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2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 same user 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user id is not an input parameter</text:p>
          </table:table-cell>
        </table:table-row>
        <table:table-row table:style-name="ro1">
          <table:table-cell office:value-type="string">
            <text:p>UA1-E3</text:p>
          </table:table-cell>
          <table:table-cell office:value-type="date" office:date-value="2011-03-01">
            <text:p>01/03/11</text:p>
          </table:table-cell>
          <table:table-cell office:value-type="string">
            <text:p>Email inval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n user</text:p>
          </table:table-cell>
          <table:table-cell office:value-type="string">
            <text:p>updateUser</text:p>
          </table:table-cell>
          <table:table-cell office:value-type="string">
            <text:p>The <text:s/>data of the user are modified</text:p>
          </table:table-cell>
          <table:table-cell office:value-type="string">
            <text:p>The <text:s/>data of the user are modifi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user id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mail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E3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not an admin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Normal delete user</text:p>
          </table:table-cell>
          <table:table-cell office:value-type="string">
            <text:p>deleteUser</text:p>
          </table:table-cell>
          <table:table-cell office:value-type="string">
            <text:p>User deleted from database</text:p>
          </table:table-cell>
          <table:table-cell office:value-type="string">
            <text:p>User deleted from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Bad user id</text:p>
          </table:table-cell>
          <table:table-cell office:value-type="string">
            <text:p>dele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, not an admin</text:p>
          </table:table-cell>
          <table:table-cell office:value-type="string">
            <text:p>dele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</text:p>
          </table:table-cell>
          <table:table-cell office:value-type="string">
            <text:p>listUser</text:p>
          </table:table-cell>
          <table:table-cell office:value-type="string">
            <text:p>A list with the two users admin_1 and user_1 for the test</text:p>
          </table:table-cell>
          <table:table-cell office:value-type="string">
            <text:p>A list with the two users admin_1 and user_1 for the te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 with a user id</text:p>
          </table:table-cell>
          <table:table-cell office:value-type="string">
            <text:p>listUser</text:p>
          </table:table-cell>
          <table:table-cell office:value-type="string">
            <text:p>A list with only one user</text:p>
          </table:table-cell>
          <table:table-cell office:value-type="string">
            <text:p>A list with only one us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E1</text:p>
          </table:table-cell>
          <table:table-cell office:value-type="date" office:date-value="2011-03-01">
            <text:p>01/03/11</text:p>
          </table:table-cell>
          <table:table-cell office:value-type="string">
            <text:p>Bad session key to list users</text:p>
          </table:table-cell>
          <table:table-cell office:value-type="string">
            <text:p>list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B</text:p>
          </table:table-cell>
          <table:table-cell office:value-type="date" office:date-value="2011-03-01">
            <text:p>01/03/11</text:p>
          </table:table-cell>
          <table:table-cell office:value-type="string">
            <text:p>Password is changed</text:p>
          </table:table-cell>
          <table:table-cell office:value-type="string">
            <text:p>changePassword</text:p>
          </table:table-cell>
          <table:table-cell office:value-type="string">
            <text:p>The user has a new password</text:p>
          </table:table-cell>
          <table:table-cell office:value-type="string">
            <text:p>The user has a new passwor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change password, bad username</text:p>
          </table:table-cell>
          <table:table-cell office:value-type="string">
            <text:p>changePasswor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Fail to change password, bad password</text:p>
          </table:table-cell>
          <table:table-cell office:value-type="string">
            <text:p>changePasswor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B</text:p>
          </table:table-cell>
          <table:table-cell office:value-type="date" office:date-value="2011-03-01">
            <text:p>01/03/11</text:p>
          </table:table-cell>
          <table:table-cell office:value-type="string">
            <text:p>Reset password</text:p>
          </table:table-cell>
          <table:table-cell office:value-type="string">
            <text:p>resetPassword</text:p>
          </table:table-cell>
          <table:table-cell office:value-type="string">
            <text:p>The password of the user is reset</text:p>
          </table:table-cell>
          <table:table-cell office:value-type="string">
            <text:p>The password of the user is re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ert password, bad user id</text:p>
          </table:table-cell>
          <table:table-cell office:value-type="string">
            <text:p>resetPasswor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B</text:p>
          </table:table-cell>
          <table:table-cell office:value-type="date" office:date-value="2011-03-01">
            <text:p>01/03/11</text:p>
          </table:table-cell>
          <table:table-cell office:value-type="string">
            <text:p>Add a local account</text:p>
          </table:table-cell>
          <table:table-cell office:value-type="string">
            <text:p>addLocalAccount</text:p>
          </table:table-cell>
          <table:table-cell office:value-type="string">
            <text:p>An account is added</text:p>
          </table:table-cell>
          <table:table-cell office:value-type="string">
            <text:p>An account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user id</text:p>
          </table:table-cell>
          <table:table-cell office:value-type="string">
            <text:p>add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machine id</text:p>
          </table:table-cell>
          <table:table-cell office:value-type="string">
            <text:p>add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local account</text:p>
          </table:table-cell>
          <table:table-cell office:value-type="string">
            <text:p>updateLocalAccount</text:p>
          </table:table-cell>
          <table:table-cell office:value-type="string">
            <text:p>An account is updated</text:p>
          </table:table-cell>
          <table:table-cell office:value-type="string">
            <text:p>An account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user id</text:p>
          </table:table-cell>
          <table:table-cell office:value-type="string">
            <text:p>upda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machine id</text:p>
          </table:table-cell>
          <table:table-cell office:value-type="string">
            <text:p>upda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Delete a local account</text:p>
          </table:table-cell>
          <table:table-cell office:value-type="string">
            <text:p>deleteLocalAccount</text:p>
          </table:table-cell>
          <table:table-cell office:value-type="string">
            <text:p>An account is deleted</text:p>
          </table:table-cell>
          <table:table-cell office:value-type="string">
            <text:p>An account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user id</text:p>
          </table:table-cell>
          <table:table-cell office:value-type="string">
            <text:p>dele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machine id</text:p>
          </table:table-cell>
          <table:table-cell office:value-type="string">
            <text:p>dele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B</text:p>
          </table:table-cell>
          <table:table-cell office:value-type="date" office:date-value="2011-03-01">
            <text:p>01/03/11</text:p>
          </table:table-cell>
          <table:table-cell office:value-type="string">
            <text:p>Save the configuration</text:p>
          </table:table-cell>
          <table:table-cell office:value-type="string">
            <text:p>saveConfiguration</text:p>
          </table:table-cell>
          <table:table-cell office:value-type="string">
            <text:p>The configuration is saved</text:p>
          </table:table-cell>
          <table:table-cell office:value-type="string">
            <text:p>The configuration is sav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E</text:p>
          </table:table-cell>
          <table:table-cell table:number-columns-repeated="6" office:value-type="string">
            <text:p>X</text:p>
          </table:table-cell>
          <table:table-cell office:value-type="string">
            <text:p>There is no more the file parameter</text:p>
          </table:table-cell>
        </table:table-row>
        <table:table-row table:style-name="ro1">
          <table:table-cell office:value-type="string">
            <text:p>UA4-B</text:p>
          </table:table-cell>
          <table:table-cell office:value-type="date" office:date-value="2011-03-01">
            <text:p>01/03/11</text:p>
          </table:table-cell>
          <table:table-cell office:value-type="string">
            <text:p>Retore the configuration</text:p>
          </table:table-cell>
          <table:table-cell office:value-type="string">
            <text:p>restoreConfiguration</text:p>
          </table:table-cell>
          <table:table-cell office:value-type="string">
            <text:p>The configuration is restored</text:p>
          </table:table-cell>
          <table:table-cell office:value-type="string">
            <text:p>The configuration is resto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tore the configuration, not root</text:p>
          </table:table-cell>
          <table:table-cell office:value-type="string">
            <text:p>restoreConfigura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</text:p>
          </table:table-cell>
          <table:table-cell office:value-type="string">
            <text:p>listLocalAccount</text:p>
          </table:table-cell>
          <table:table-cell office:value-type="string">
            <text:p>List the local account</text:p>
          </table:table-cell>
          <table:table-cell office:value-type="string">
            <text:p>List the local accoun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 on a specific machine</text:p>
          </table:table-cell>
          <table:table-cell office:value-type="string">
            <text:p>listLocalAccount</text:p>
          </table:table-cell>
          <table:table-cell office:value-type="string">
            <text:p>List the local account on a machine</text:p>
          </table:table-cell>
          <table:table-cell office:value-type="string">
            <text:p>List the local account on a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local accounts, bad machine</text:p>
          </table:table-cell>
          <table:table-cell office:value-type="string">
            <text:p>list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the default options</text:p>
          </table:table-cell>
          <table:table-cell office:value-type="string">
            <text:p>configureDefaultOption</text:p>
          </table:table-cell>
          <table:table-cell office:value-type="string">
            <text:p>The value of a default option is configured</text:p>
          </table:table-cell>
          <table:table-cell office:value-type="string">
            <text:p>The value of a default option is configu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option</text:p>
          </table:table-cell>
          <table:table-cell office:value-type="string">
            <text:p>configureDefaul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value</text:p>
          </table:table-cell>
          <table:table-cell office:value-type="string">
            <text:p>configureDefaul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options</text:p>
          </table:table-cell>
          <table:table-cell office:value-type="string">
            <text:p>listOption</text:p>
          </table:table-cell>
          <table:table-cell office:value-type="string">
            <text:p>The list of the options</text:p>
          </table:table-cell>
          <table:table-cell office:value-type="string">
            <text:p>The list of the option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name</text:p>
          </table:table-cell>
          <table:table-cell office:value-type="string">
            <text:p>lis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user id</text:p>
          </table:table-cell>
          <table:table-cell office:value-type="string">
            <text:p>lis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an option</text:p>
          </table:table-cell>
          <table:table-cell office:value-type="string">
            <text:p>configureOption</text:p>
          </table:table-cell>
          <table:table-cell office:value-type="string">
            <text:p>The value of the option is set</text:p>
          </table:table-cell>
          <table:table-cell office:value-type="string">
            <text:p>The value of the option is set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U1.3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option</text:p>
          </table:table-cell>
          <table:table-cell office:value-type="string">
            <text:p>configure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value</text:p>
          </table:table-cell>
          <table:table-cell office:value-type="string">
            <text:p>configure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B</text:p>
          </table:table-cell>
          <table:table-cell office:value-type="date" office:date-value="2011-03-01">
            <text:p>01/03/11</text:p>
          </table:table-cell>
          <table:table-cell office:value-type="string">
            <text:p>Add a machine</text:p>
          </table:table-cell>
          <table:table-cell office:value-type="string">
            <text:p>addMachine</text:p>
          </table:table-cell>
          <table:table-cell office:value-type="string">
            <text:p>A machine is added</text:p>
          </table:table-cell>
          <table:table-cell office:value-type="string">
            <text:p>A machine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E1</text:p>
          </table:table-cell>
          <table:table-cell office:value-type="date" office:date-value="2011-03-01">
            <text:p>01/03/11</text:p>
          </table:table-cell>
          <table:table-cell office:value-type="string">
            <text:p>Machine id already existing</text:p>
          </table:table-cell>
          <table:table-cell office:value-type="string">
            <text:p>addMachine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machine id is not an input parameter</text:p>
          </table:table-cell>
        </table:table-row>
        <table:table-row table:style-name="ro1">
          <table:table-cell office:value-type="string">
            <text:p>UA6.4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machine</text:p>
          </table:table-cell>
          <table:table-cell table:style-name="ce1" office:value-type="string">
            <text:p>updateMachine</text:p>
          </table:table-cell>
          <table:table-cell office:value-type="string">
            <text:p>A machine is updated</text:p>
          </table:table-cell>
          <table:table-cell office:value-type="string">
            <text:p>A machine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bad machine id</text:p>
          </table:table-cell>
          <table:table-cell table:style-name="ce1" office:value-type="string">
            <text:p>updateMachin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</text:p>
          </table:table-cell>
          <table:table-cell office:value-type="date" office:date-value="2011-03-01">
            <text:p>01/03/11</text:p>
          </table:table-cell>
          <table:table-cell office:value-type="string">
            <text:p>Delete a machine</text:p>
          </table:table-cell>
          <table:table-cell office:value-type="string">
            <text:p>deleteMachine</text:p>
          </table:table-cell>
          <table:table-cell office:value-type="string">
            <text:p>The machine is deleted</text:p>
          </table:table-cell>
          <table:table-cell office:value-type="string">
            <text:p>The machine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machine, bad machine id</text:p>
          </table:table-cell>
          <table:table-cell office:value-type="string">
            <text:p>deleteMachin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machines</text:p>
          </table:table-cell>
          <table:table-cell office:value-type="string">
            <text:p>listMachine</text:p>
          </table:table-cell>
          <table:table-cell office:value-type="string">
            <text:p>A list of the machines</text:p>
          </table:table-cell>
          <table:table-cell office:value-type="string">
            <text:p>A list of the machine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1</text:p>
          </table:table-cell>
          <table:table-cell office:value-type="date" office:date-value="2011-03-01">
            <text:p>01/03/11</text:p>
          </table:table-cell>
          <table:table-cell office:value-type="string">
            <text:p>List a specific machine with its machine id</text:p>
          </table:table-cell>
          <table:table-cell office:value-type="string">
            <text:p>listMachine</text:p>
          </table:table-cell>
          <table:table-cell office:value-type="string">
            <text:p>A list with the machine</text:p>
          </table:table-cell>
          <table:table-cell office:value-type="string">
            <text:p>A list wsith the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a machine, bad machine id</text:p>
          </table:table-cell>
          <table:table-cell office:value-type="string">
            <text:p>listMachin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2.1-B1</text:p>
          </table:table-cell>
          <table:table-cell office:value-type="date" office:date-value="2011-03-01">
            <text:p>01/03/11</text:p>
          </table:table-cell>
          <table:table-cell office:value-type="string">
            <text:p>close on timeout</text:p>
          </table:table-cell>
          <table:table-cell office:value-type="string">
            <text:p>close</text:p>
          </table:table-cell>
          <table:table-cell office:value-type="string">
            <text:p>closed after inactivity delay expired</text:p>
          </table:table-cell>
          <table:table-cell office:value-type="string">
            <text:p>session closed</text:p>
          </table:table-cell>
          <table:table-cell/>
          <table:table-cell office:value-type="string">
            <text:p>Tested with command line interface</text:p>
          </table:table-cell>
        </table:table-row>
        <table:table-row table:style-name="ro1">
          <table:table-cell office:value-type="string">
            <text:p>U3-B1</text:p>
          </table:table-cell>
          <table:table-cell office:value-type="date" office:date-value="2011-03-01">
            <text:p>01/03/11</text:p>
          </table:table-cell>
          <table:table-cell office:value-type="string">
            <text:p>close on disconnect</text:p>
          </table:table-cell>
          <table:table-cell office:value-type="string">
            <text:p>close</text:p>
          </table:table-cell>
          <table:table-cell office:value-type="string">
            <text:p>closed after disconnection of user</text:p>
          </table:table-cell>
          <table:table-cell office:value-type="string">
            <text:p>session closed</text:p>
          </table:table-cell>
          <table:table-cell/>
          <table:table-cell office:value-type="string">
            <text:p>Tested with command line interface</text:p>
          </table:table-cell>
        </table:table-row>
        <table:table-row table:style-name="ro4">
          <table:table-cell office:value-type="string">
            <text:p>U1.1-B2</text:p>
          </table:table-cell>
          <table:table-cell office:value-type="date" office:date-value="2012-12-20">
            <text:p>20/12/12</text:p>
          </table:table-cell>
          <table:table-cell office:value-type="string">
            <text:p>Connect with the .netrc file</text:p>
          </table:table-cell>
          <table:table-cell office:value-type="string">
            <text:p>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U1.1-E3</text:p>
          </table:table-cell>
          <table:table-cell office:value-type="date" office:date-value="2012-12-20">
            <text:p>20/12/12</text:p>
          </table:table-cell>
          <table:table-cell office:value-type="string">
            <text:p>Connect with bad netrc file path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U1.1-E4</text:p>
          </table:table-cell>
          <table:table-cell office:value-type="date" office:date-value="2012-12-20">
            <text:p>20/12/12</text:p>
          </table:table-cell>
          <table:table-cell office:value-type="string">
            <text:p>Connect with bad netrc file permissions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U1.1-E5</text:p>
          </table:table-cell>
          <table:table-cell office:value-type="date" office:date-value="2012-12-20">
            <text:p>20/12/12</text:p>
          </table:table-cell>
          <table:table-cell office:value-type="string">
            <text:p>Connect with no vishnu machine on netrc file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style-name="ce1" office:value-type="string">
            <text:p>U1.1-E6</text:p>
          </table:table-cell>
          <table:table-cell office:value-type="date" office:date-value="2012-12-20">
            <text:p>20/12/12</text:p>
          </table:table-cell>
          <table:table-cell office:value-type="string">
            <text:p>Connect with no login defined on netrc file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U1.1-E6</text:p>
          </table:table-cell>
          <table:table-cell office:value-type="date" office:date-value="2012-12-20">
            <text:p>20/12/12</text:p>
          </table:table-cell>
          <table:table-cell table:style-name="ce1" office:value-type="string">
            <text:p><text:span text:style-name="T1">Connect with password before the login on netrc file</text:span>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U1.1-E7</text:p>
          </table:table-cell>
          <table:table-cell office:value-type="date" office:date-value="2012-12-20">
            <text:p>20/12/12</text:p>
          </table:table-cell>
          <table:table-cell table:style-name="ce1" office:value-type="string">
            <text:p><text:span text:style-name="T1">Connect with no password defined on netrc file</text:span>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6:1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